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8000002A13BC11765191ACBDA.png" manifest:media-type="image/png"/>
  <manifest:file-entry manifest:full-path="Pictures/100000010000071E000002EC0447364F031847CF.png" manifest:media-type="image/png"/>
  <manifest:file-entry manifest:full-path="Pictures/10000001000005B30000027A2BF4463826D13CB0.png" manifest:media-type="image/png"/>
  <manifest:file-entry manifest:full-path="Pictures/100000010000049F0000025263B9D9A19A9269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8d717" officeooo:paragraph-rsid="0008d71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b0b39" officeooo:paragraph-rsid="000b0b3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b69c2" officeooo:paragraph-rsid="000b69c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b69c2" officeooo:paragraph-rsid="000c60a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8d717" officeooo:paragraph-rsid="0008d717" fo:background-color="#ffff00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QL ASSIGNMENT – 14</text:p>
      <text:p text:style-name="P1"/>
      <text:p text:style-name="P1">1)</text:p>
      <text:p text:style-name="P1"/>
      <text:p text:style-name="P1"><text:s/><draw:frame draw:style-name="fr2" draw:name="Image1" text:anchor-type="char" svg:width="16.739cm" svg:height="8.535cm" draw:z-index="0"><draw:image xlink:href="Pictures/100000010000049F0000025263B9D9A19A92695B.png" xlink:type="simple" xlink:show="embed" xlink:actuate="onLoad" draw:mime-type="image/png"/></draw:frame><text:s text:c="123"/></text:p>
      <text:p text:style-name="P2">2)</text:p>
      <text:p text:style-name="P2"/>
      <text:p text:style-name="P2"><draw:frame draw:style-name="fr1" draw:name="Image2" text:anchor-type="char" svg:width="17cm" svg:height="6.978cm" draw:z-index="1"><draw:image xlink:href="Pictures/100000010000071E000002EC0447364F031847CF.png" xlink:type="simple" xlink:show="embed" xlink:actuate="onLoad" draw:mime-type="image/png"/></draw:frame><text:s text:c="12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3)</text:p>
      <text:p text:style-name="P3"/>
      <text:p text:style-name="P3"><draw:frame draw:style-name="fr1" draw:name="Image3" text:anchor-type="char" svg:width="17cm" svg:height="7.387cm" draw:z-index="2"><draw:image xlink:href="Pictures/10000001000005B30000027A2BF4463826D13CB0.png" xlink:type="simple" xlink:show="embed" xlink:actuate="onLoad" draw:mime-type="image/png"/></draw:frame><text:s text:c="122"/></text:p>
      <text:p text:style-name="P3"/>
      <text:p text:style-name="P4">4)</text:p>
      <text:p text:style-name="P4"/>
      <text:p text:style-name="P4"><text:s text:c="2"/><draw:frame draw:style-name="fr1" draw:name="Image4" text:anchor-type="char" svg:width="17cm" svg:height="7.479cm" draw:z-index="3"><draw:image xlink:href="Pictures/10000001000006F8000002A13BC11765191ACB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6:43:32.581525625</meta:creation-date>
    <dc:date>2024-03-14T17:38:07.922221723</dc:date>
    <meta:editing-duration>PT33M55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2" meta:paragraph-count="9" meta:word-count="7" meta:character-count="399" meta:non-whitespace-character-count="24"/>
  </office:meta>
</office:document-meta>
</file>